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6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6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6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6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6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6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6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6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6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6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6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6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6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6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6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2" office:value-type="string">
            <text:p>Estudos e configuração do banco de dados e frameworks</text:p>
          </table:table-cell>
          <table:table-cell table:style-name="ce16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Criação de um projeto teste para confecção do tutorial (ainda em desenvolvimento)</text:p>
          </table:table-cell>
          <table:table-cell table:style-name="ce16" table:formula="of:=[.C19]-[.B19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7H20M00S">
            <text:p>17:20</text:p>
          </table:table-cell>
          <table:table-cell table:style-name="ce11" office:value-type="string">
            <text:p>Correção de erros do projeto inicial</text:p>
          </table:table-cell>
          <table:table-cell table:style-name="ce16" table:formula="of:=[.C20]-[.B20]" office:value-type="time" office:time-value="PT01H41M00S">
            <text:p>01:41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7H40M00S">
            <text:p>17:4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Inicio da adição de primefaces e facelets no projeto</text:p>
          </table:table-cell>
          <table:table-cell table:style-name="ce16" table:formula="of:=[.C21]-[.B21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3M00S">
            <text:p>18:33</text:p>
          </table:table-cell>
          <table:table-cell table:style-name="ce13" office:value-type="string">
            <text:p>Criação do template e configuração de css</text:p>
          </table:table-cell>
          <table:table-cell table:style-name="ce17" table:formula="of:=[.C22]-[.B22]" office:value-type="time" office:time-value="PT00H33M00S">
            <text:p>00:33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Leitura do Termo de Abertura e Construção do Diagrama Geral de Caso de uso</text:p>
          </table:table-cell>
          <table:table-cell table:style-name="ce18" table:formula="of:=[.C23]-[.B23]" office:value-type="time" office:time-value="PT00H26M00S">
            <text:p>00:26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6H50M00S">
            <text:p>16:50</text:p>
          </table:table-cell>
          <table:table-cell table:style-name="ce13" office:value-type="string">
            <text:p>Ajuda ao Tiago sobre o requisitos de manter usuário pelo Skype</text:p>
          </table:table-cell>
          <table:table-cell table:style-name="ce18" table:formula="of:=[.C24]-[.B24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50M00S">
            <text:p>16:50</text:p>
          </table:table-cell>
          <table:table-cell table:style-name="ce7" office:value-type="time" office:time-value="PT17H28M00S">
            <text:p>17:28</text:p>
          </table:table-cell>
          <table:table-cell table:style-name="ce13" office:value-type="string">
            <text:p>Finalização da adição de PrimeFaces e Facelets no projeto, além de configuração do CSS</text:p>
          </table:table-cell>
          <table:table-cell table:style-name="ce18" table:formula="of:=[.C25]-[.B25]" office:value-type="time" office:time-value="PT00H38M00S">
            <text:p>00:38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7H30M00S">
            <text:p>17:3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Verificação das libs do projeto, reorganização da estrutura de classes</text:p>
          </table:table-cell>
          <table:table-cell table:style-name="ce18" table:formula="of:=[.C26]-[.B26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05M00S">
            <text:p>18:05</text:p>
          </table:table-cell>
          <table:table-cell table:style-name="ce13" office:value-type="string">
            <text:p>Adição de internacionalização no projeto</text:p>
          </table:table-cell>
          <table:table-cell table:style-name="ce18" table:formula="of:=[.C27]-[.B27]" office:value-type="time" office:time-value="PT00H05M00S">
            <text:p>00:0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5M00S">
            <text:p>18:05</text:p>
          </table:table-cell>
          <table:table-cell table:style-name="ce7" office:value-type="time" office:time-value="PT18H30M00S">
            <text:p>18:30</text:p>
          </table:table-cell>
          <table:table-cell table:style-name="ce13" office:value-type="string">
            <text:p>Configuração do DAO para excluir, listar e procurar</text:p>
          </table:table-cell>
          <table:table-cell table:style-name="ce18" table:formula="of:=[.C28]-[.B28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30M00S">
            <text:p>18:30</text:p>
          </table:table-cell>
          <table:table-cell table:style-name="ce7" office:value-type="time" office:time-value="PT18H34M00S">
            <text:p>18:34</text:p>
          </table:table-cell>
          <table:table-cell table:style-name="ce13" office:value-type="string">
            <text:p>Configuração do managedBean para dar suporte aos novos métodos</text:p>
          </table:table-cell>
          <table:table-cell table:style-name="ce18" table:formula="of:=[.C29]-[.B29]" office:value-type="time" office:time-value="PT00H04M00S">
            <text:p>00:04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Reestruturação da página com primefaces e adição do Excluir e Listar</text:p>
          </table:table-cell>
          <table:table-cell table:style-name="ce18" table:formula="of:=[.C30]-[.B30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50M00S">
            <text:p>17:50</text:p>
          </table:table-cell>
          <table:table-cell table:style-name="ce13" office:value-type="string">
            <text:p>Correção de erros do Primefaces com Ajax</text:p>
          </table:table-cell>
          <table:table-cell table:style-name="ce18" table:formula="of:=[.C31]-[.B31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7H50M00S">
            <text:p>17:50</text:p>
          </table:table-cell>
          <table:table-cell table:style-name="ce7" office:value-type="time" office:time-value="PT18H35M00S">
            <text:p>18:35</text:p>
          </table:table-cell>
          <table:table-cell table:style-name="ce13" office:value-type="string">
            <text:p>Adição do busca e estudo sobre Hibernate e Criteria(do Hibernate), finalização do projeto teste</text:p>
          </table:table-cell>
          <table:table-cell table:style-name="ce18" table:formula="of:=[.C32]-[.B32]" office:value-type="time" office:time-value="PT00H45M00S">
            <text:p>00:45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Estudo do projeto que o Cally me enviou sobre Spring e injeção de dependências / comparação com o feito por mim</text:p>
          </table:table-cell>
          <table:table-cell table:style-name="ce18" table:formula="of:=[.C33]-[.B33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Teste de execução do projeto</text:p>
          </table:table-cell>
          <table:table-cell table:style-name="ce18" table:formula="of:=[.C34]-[.B34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3" office:value-type="string">
            <text:p>Iniciação da criação do tutorial</text:p>
          </table:table-cell>
          <table:table-cell table:style-name="ce18" table:formula="of:=[.C35]-[.B35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Elaboração do tutorial</text:p>
          </table:table-cell>
          <table:table-cell table:style-name="ce18" table:formula="of:=[.C36]-[.B36]" office:value-type="time" office:time-value="PT02H00M00S">
            <text:p>02:0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30M00S">
            <text:p>22:30</text:p>
          </table:table-cell>
          <table:table-cell table:style-name="ce13" office:value-type="string">
            <text:p>Conversa com o Guiliano sobre as tecnologias usadas</text:p>
          </table:table-cell>
          <table:table-cell table:style-name="ce18" table:formula="of:=[.C37]-[.B37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2">
            <text:p>2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Estudos sobre Spring</text:p>
          </table:table-cell>
          <table:table-cell table:style-name="ce18" table:formula="of:=[.C38]-[.B38]" office:value-type="time" office:time-value="PT01H00M00S">
            <text:p>01:00</text:p>
          </table:table-cell>
        </table:table-row>
        <table:table-row table:style-name="ro4">
          <table:table-cell table:style-name="ce3" office:value-type="date" office:date-value="2011-09-23">
            <text:p>2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Estudos sobre Spring</text:p>
          </table:table-cell>
          <table:table-cell table:style-name="ce18" table:formula="of:=[.C39]-[.B39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24">
            <text:p>24/09/2011</text:p>
          </table:table-cell>
          <table:table-cell table:style-name="ce7" office:value-type="time" office:time-value="PT07H40M00S">
            <text:p>07:40</text:p>
          </table:table-cell>
          <table:table-cell table:style-name="ce7" office:value-type="time" office:time-value="PT08H10M00S">
            <text:p>08:10</text:p>
          </table:table-cell>
          <table:table-cell table:style-name="ce13" office:value-type="string">
            <text:p>Estudos sobre Spring</text:p>
          </table:table-cell>
          <table:table-cell table:style-name="ce18" table:formula="of:=[.C40]-[.B40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6">
            <text:p>26/09/2011</text:p>
          </table:table-cell>
          <table:table-cell table:style-name="ce7" office:value-type="time" office:time-value="PT15H30M00S">
            <text:p>15:30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Estudos sobre Annotation do Spring</text:p>
          </table:table-cell>
          <table:table-cell table:style-name="ce18" table:formula="of:=[.C41]-[.B41]" office:value-type="time" office:time-value="PT01H00M00S">
            <text:p>01:00</text:p>
          </table:table-cell>
        </table:table-row>
        <table:table-row table:style-name="ro4">
          <table:table-cell table:style-name="ce3" office:value-type="date" office:date-value="2011-09-26">
            <text:p>26/09/2011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30M00S">
            <text:p>22:30</text:p>
          </table:table-cell>
          <table:table-cell table:style-name="ce13" office:value-type="string">
            <text:p>Estudos sobre Annotation do Spring</text:p>
          </table:table-cell>
          <table:table-cell table:style-name="ce18" table:formula="of:=[.C42]-[.B42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7">
            <text:p>27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Estudos sobre Annotation e teste do mesmo.</text:p>
          </table:table-cell>
          <table:table-cell table:style-name="ce18" table:formula="of:=[.C43]-[.B43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28">
            <text:p>28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Configuração do projeto teste para efetuar testes de perfomance do hibernete / efetuando testes</text:p>
          </table:table-cell>
          <table:table-cell table:style-name="ce18" table:formula="of:=[.C44]-[.B44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29">
            <text:p>2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Configuração do projeto para novo teste do hibernate / efetuado teste</text:p>
          </table:table-cell>
          <table:table-cell table:style-name="ce18" table:formula="of:=[.C45]-[.B45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30">
            <text:p>30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Configuração da arquitetura inicial com as tecnologias envolvidas, inicio da configuração final para teste do hibernate</text:p>
          </table:table-cell>
          <table:table-cell table:style-name="ce18" table:formula="of:=[.C46]-[.B46]" office:value-type="time" office:time-value="PT03H00M00S">
            <text:p>03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7]-[.B4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8]-[.B4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9]-[.B4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0]-[.B5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1]-[.B5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2]-[.B5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3]-[.B5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4]-[.B5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5]-[.B55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56]-[.B56]" office:value-type="time" office:time-value="PT00H00M00S">
            <text:p>00:00</text:p>
          </table:table-cell>
        </table:table-row>
        <table:table-row table:style-name="ro1" table:number-rows-repeated="35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30/09/2011</text:date>, <text:time>23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2H55M56S</meta:editing-duration>
    <meta:editing-cycles>28</meta:editing-cycles>
    <meta:generator>BrOffice.org/3.2$Win32 OpenOffice.org_project/320m18$Build-9502</meta:generator>
    <dc:date>2011-09-30T23:58:21.41</dc:date>
    <meta:document-statistic meta:table-count="3" meta:cell-count="256" meta:object-count="0"/>
    <meta:user-defined meta:name="Info 1"/>
    <meta:user-defined meta:name="Info 2"/>
    <meta:user-defined meta:name="Info 3"/>
    <meta:user-defined meta:name="Info 4"/>
  </office:meta>
</office:document-meta>
</file>